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E00000121D722D03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Dolgusu_20_ve_20_çizgisi_20_olmayan_20_nes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8a8a" draw:fill="solid" draw:fill-color="#1c2c42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text-style-name="P1" draw:layer="layout" svg:width="19.416cm" svg:height="7.644cm" svg:x="2.648cm" svg:y="1.392cm">
          <draw:image xlink:href="Pictures/10000000000002DE00000121D722D032.png" xlink:type="simple" xlink:show="embed" xlink:actuate="onLoad">
            <text:p/>
          </draw:image>
        </draw:frame>
        <draw:custom-shape draw:style-name="gr2" draw:text-style-name="P2" draw:layer="layout" svg:width="0.8cm" svg:height="0.8cm" svg:x="12cm" svg:y="1.5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097cm" svg:y="3.205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7cm" svg:y1="4.6cm" svg:x2="4.497cm" svg:y2="4.505cm">
          <text:p/>
        </draw:line>
        <draw:line draw:style-name="gr3" draw:text-style-name="P1" draw:layer="layout" svg:x1="4.497cm" svg:y1="3.205cm" svg:x2="4.497cm" svg:y2="4.505cm">
          <text:p/>
        </draw:line>
        <draw:line draw:style-name="gr3" draw:text-style-name="P1" draw:layer="layout" svg:x1="16.697cm" svg:y1="3.205cm" svg:x2="16.7cm" svg:y2="4.6cm">
          <text:p/>
        </draw:line>
        <draw:custom-shape draw:style-name="gr2" draw:text-style-name="P2" draw:layer="layout" svg:width="0.8cm" svg:height="0.8cm" svg:x="18.6cm" svg:y="2.4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1cm" svg:y="1.8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0.897cm" svg:y="6.10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9.997cm" svg:y="4.105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stroke-dash="Dashed_20__28_var_29__20_10" draw:fill="none" draw:fill-gradient-name="Gradient_20_2" draw:fill-hatch-name="Hatching_20_46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7T15:42:51.775330938</dc:date>
    <meta:generator>LibreOffice/4.3.3.2$Linux_X86_64 LibreOffice_project/430m0$Build-2</meta:generator>
    <meta:editing-duration>PT2M41S</meta:editing-duration>
    <meta:editing-cycles>4</meta:editing-cycles>
    <meta:document-statistic meta:object-count="10"/>
  </office:meta>
</office:document-meta>
</file>